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style:font-name="Arial1" fo:font-size="14pt" officeooo:rsid="00168129" officeooo:paragraph-rsid="00168129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4pt" fo:font-weight="bold" officeooo:rsid="00168129" officeooo:paragraph-rsid="00168129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4pt" fo:font-weight="bold" officeooo:rsid="00179ca2" officeooo:paragraph-rsid="001a2c16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4pt" fo:font-weight="bold" officeooo:rsid="001ba10c" officeooo:paragraph-rsid="001ba10c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4pt" fo:font-weight="normal" officeooo:rsid="001a2c16" officeooo:paragraph-rsid="001a2c1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bold" officeooo:rsid="001a2c16" officeooo:paragraph-rsid="001a2c16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bold" officeooo:rsid="0023cd1d" officeooo:paragraph-rsid="0023cd1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bold" officeooo:rsid="003695f7" officeooo:paragraph-rsid="003695f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bold" officeooo:rsid="003695f7" officeooo:paragraph-rsid="003695f7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bold" officeooo:rsid="003830a9" officeooo:paragraph-rsid="003830a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1" fo:font-size="12pt" officeooo:rsid="00168129" officeooo:paragraph-rsid="00168129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style="italic" fo:font-weight="bold" officeooo:rsid="001da0d0" officeooo:paragraph-rsid="001da0d0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style="normal" fo:font-weight="bold" officeooo:rsid="002267b0" officeooo:paragraph-rsid="002267b0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style="normal" fo:font-weight="normal" officeooo:rsid="001da0d0" officeooo:paragraph-rsid="001eaa4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style="normal" fo:font-weight="normal" officeooo:rsid="001da0d0" officeooo:paragraph-rsid="002267b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1" fo:font-size="15pt" fo:font-weight="bold" officeooo:rsid="001a2c16" officeooo:paragraph-rsid="001a2c16" style:font-size-asian="15pt" style:font-weight-asian="bold" style:font-size-complex="15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1ba10c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3830a9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style:font-name="Arial1" fo:font-size="15pt" fo:font-weight="bold" officeooo:rsid="00168129" officeooo:paragraph-rsid="00168129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top="0cm" fo:margin-bottom="0.423cm" loext:contextual-spacing="false" fo:orphans="2" fo:widows="2"/>
      <style:text-properties style:font-name="Arial1" fo:font-size="12pt" fo:font-weight="bold" officeooo:paragraph-rsid="001a2c1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normal" officeooo:rsid="00168129" officeooo:paragraph-rsid="0016812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normal" officeooo:rsid="001a2c16" officeooo:paragraph-rsid="001a2c1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normal" officeooo:rsid="0018ae2b" officeooo:paragraph-rsid="001a2c1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normal" officeooo:rsid="0018ae2b" officeooo:paragraph-rsid="0018ae2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normal" officeooo:rsid="0018ae2b" officeooo:paragraph-rsid="00179ca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weight="normal" officeooo:rsid="003695f7" officeooo:paragraph-rsid="003695f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style="normal" style:text-underline-style="none" fo:font-weight="bold" officeooo:rsid="001ba10c" officeooo:paragraph-rsid="001ba10c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style="normal" style:text-underline-style="none" fo:font-weight="bold" officeooo:rsid="001ba10c" officeooo:paragraph-rsid="001da0d0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style="normal" style:text-underline-style="none" fo:font-weight="normal" officeooo:rsid="001da0d0" officeooo:paragraph-rsid="001eaa4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style="normal" fo:font-weight="normal" officeooo:rsid="002267b0" officeooo:paragraph-rsid="002267b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style="italic" style:text-underline-style="none" fo:font-weight="normal" officeooo:rsid="001ba10c" officeooo:paragraph-rsid="001ba10c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2pt" fo:font-style="italic" fo:font-weight="normal" officeooo:rsid="001da0d0" officeooo:paragraph-rsid="001da0d0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list-style-name="L1">
      <style:paragraph-properties fo:text-align="start" style:justify-single-word="false" fo:orphans="2" fo:widows="2"/>
      <style:text-properties style:font-name="Arial1" fo:font-size="14pt" fo:font-weight="bold" officeooo:rsid="001a2c16" officeooo:paragraph-rsid="001a2c16" style:font-size-asian="14pt" style:font-weight-asian="bold" style:font-size-complex="14pt" style:font-weight-complex="bold"/>
    </style:style>
    <style:style style:name="P36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24292e" style:font-name="Arial1" fo:font-size="12pt" fo:letter-spacing="normal" fo:font-style="normal" fo:font-weight="bold" officeooo:rsid="001a2c16" officeooo:paragraph-rsid="001a2c16" style:font-size-asian="12pt" style:font-weight-asian="bold" style:font-size-complex="12pt" style:font-weight-complex="bold"/>
    </style:style>
    <style:style style:name="P37" style:family="paragraph" style:parent-style-name="Text_20_body" style:list-style-name="L3">
      <style:paragraph-properties fo:margin-top="0cm" fo:margin-bottom="0.423cm" loext:contextual-spacing="false" fo:orphans="2" fo:widows="2"/>
      <style:text-properties style:font-name="Arial1" fo:font-size="12pt" fo:font-weight="bold" officeooo:rsid="002b1753" officeooo:paragraph-rsid="002b1753" style:font-size-asian="12pt" style:font-weight-asian="bold" style:font-size-complex="12pt" style:font-weight-complex="bold"/>
    </style:style>
    <style:style style:name="P38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rial1" fo:font-size="12pt" fo:letter-spacing="normal" fo:font-style="normal" fo:font-weight="bold" officeooo:paragraph-rsid="001a2c16" style:font-size-asian="12pt" style:font-weight-asian="bold" style:font-size-complex="12pt" style:font-weight-complex="bold"/>
    </style:style>
    <style:style style:name="P39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rial1" fo:font-size="12pt" fo:letter-spacing="normal" fo:font-style="normal" fo:font-weight="bold" officeooo:paragraph-rsid="001a2c16" style:font-size-asian="12pt" style:font-weight-asian="bold" style:font-size-complex="12pt" style:font-weight-complex="bold"/>
    </style:style>
    <style:style style:name="P40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rial1" fo:font-size="12pt" fo:letter-spacing="normal" fo:font-style="normal" fo:font-weight="bold" officeooo:rsid="0018ae2b" officeooo:paragraph-rsid="001a2c16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rial1" fo:font-size="12pt" fo:letter-spacing="normal" fo:font-style="normal" fo:font-weight="normal" officeooo:rsid="0018ae2b" officeooo:paragraph-rsid="001a2c16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rial1" fo:font-size="12pt" fo:letter-spacing="normal" fo:font-style="normal" fo:font-weight="normal" officeooo:rsid="001ba10c" officeooo:paragraph-rsid="001a2c16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33333" style:font-name="Arial1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333333" style:font-name="Arial1" fo:font-size="24pt" fo:letter-spacing="normal" fo:font-style="normal" fo:font-weight="normal" officeooo:rsid="002a565c" style:font-size-asian="24pt" style:font-size-complex="24pt"/>
    </style:style>
    <style:style style:name="T3" style:family="text">
      <style:text-properties fo:font-variant="normal" fo:text-transform="none" fo:color="#24292e" fo:letter-spacing="normal" fo:font-style="normal"/>
    </style:style>
    <style:style style:name="T4" style:family="text">
      <style:text-properties fo:font-variant="normal" fo:text-transform="none" fo:color="#24292e" fo:letter-spacing="normal" fo:font-style="normal" fo:font-weight="normal" officeooo:rsid="0018ae2b" style:font-weight-asian="normal" style:font-weight-complex="normal"/>
    </style:style>
    <style:style style:name="T5" style:family="text">
      <style:text-properties fo:font-variant="normal" fo:text-transform="none" fo:color="#24292e" fo:letter-spacing="normal" fo:font-style="normal" fo:font-weight="normal" officeooo:rsid="001a2c16" style:font-weight-asian="normal" style:font-weight-complex="normal"/>
    </style:style>
    <style:style style:name="T6" style:family="text">
      <style:text-properties fo:font-variant="normal" fo:text-transform="none" fo:color="#24292e" fo:letter-spacing="normal" fo:font-style="normal" fo:font-weight="normal" officeooo:rsid="001ba10c" style:font-weight-asian="normal" style:font-weight-complex="normal"/>
    </style:style>
    <style:style style:name="T7" style:family="text">
      <style:text-properties fo:font-variant="normal" fo:text-transform="none" fo:color="#24292e" fo:letter-spacing="normal" fo:font-style="normal" fo:font-weight="normal" officeooo:rsid="002d019d" style:font-weight-asian="normal" style:font-weight-complex="normal"/>
    </style:style>
    <style:style style:name="T8" style:family="text">
      <style:text-properties fo:font-variant="normal" fo:text-transform="none" fo:color="#24292e" fo:letter-spacing="normal" fo:font-style="normal" fo:font-weight="normal" officeooo:rsid="002e6975" style:font-weight-asian="normal" style:font-weight-complex="normal"/>
    </style:style>
    <style:style style:name="T9" style:family="text">
      <style:text-properties fo:font-variant="normal" fo:text-transform="none" fo:color="#24292e" fo:letter-spacing="normal" fo:font-style="normal" officeooo:rsid="0018ae2b"/>
    </style:style>
    <style:style style:name="T10" style:family="text">
      <style:text-properties fo:font-variant="normal" fo:text-transform="none" fo:color="#24292e" fo:letter-spacing="normal" fo:font-style="normal" officeooo:rsid="001a2c16"/>
    </style:style>
    <style:style style:name="T11" style:family="text">
      <style:text-properties fo:font-variant="normal" fo:text-transform="none" fo:color="#0366d6" style:text-line-through-style="none" style:text-line-through-type="none" fo:font-size="12pt" fo:letter-spacing="normal" fo:font-style="normal" style:text-underline-style="none" style:text-blinking="false" fo:background-color="#ffffff" loext:char-shading-value="0" style:font-size-asian="12pt" style:font-size-complex="12pt"/>
    </style:style>
    <style:style style:name="T12" style:family="text">
      <style:text-properties fo:font-variant="normal" fo:text-transform="none" fo:color="#0366d6" style:text-line-through-style="none" style:text-line-through-type="none" fo:font-size="12pt" fo:letter-spacing="normal" fo:font-style="normal" style:text-underline-style="none" officeooo:rsid="001a2c16" style:text-blinking="false" fo:background-color="#ffffff" loext:char-shading-value="0" style:font-size-asian="12pt" style:font-size-complex="12pt"/>
    </style:style>
    <style:style style:name="T13" style:family="text">
      <style:text-properties fo:font-variant="normal" fo:text-transform="none" fo:color="#0366d6" style:text-line-through-style="none" style:text-line-through-type="none" fo:font-size="12pt" fo:letter-spacing="normal" fo:font-style="normal" style:text-underline-style="none" fo:font-weight="normal" officeooo:rsid="001a2c16" style:text-blinking="false" fo:background-color="#ffffff" loext:char-shading-value="0" style:font-size-asian="12pt" style:font-weight-asian="normal" style:font-size-complex="12pt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1ba10c" style:font-style-asian="normal" style:font-style-complex="normal"/>
    </style:style>
    <style:style style:name="T16" style:family="text">
      <style:text-properties fo:font-style="normal" style:text-underline-style="none" officeooo:rsid="002267b0" style:font-style-asian="normal" style:font-style-complex="normal"/>
    </style:style>
    <style:style style:name="T17" style:family="text">
      <style:text-properties fo:font-style="normal" style:text-underline-style="none" fo:font-weight="normal" officeooo:rsid="001ba10c" style:font-style-asian="normal" style:font-weight-asian="normal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8ae2b" style:font-weight-asian="normal" style:font-weight-complex="normal"/>
    </style:style>
    <style:style style:name="T20" style:family="text">
      <style:text-properties fo:font-weight="normal" officeooo:rsid="001eaa48" style:font-weight-asian="normal" style:font-weight-complex="normal"/>
    </style:style>
    <style:style style:name="T21" style:family="text">
      <style:text-properties fo:font-weight="normal" officeooo:rsid="0023cd1d" style:font-weight-asian="normal" style:font-weight-complex="normal"/>
    </style:style>
    <style:style style:name="T22" style:family="text">
      <style:text-properties fo:font-weight="normal" officeooo:rsid="002847ad" style:font-weight-asian="normal" style:font-weight-complex="normal"/>
    </style:style>
    <style:style style:name="T23" style:family="text">
      <style:text-properties fo:font-weight="normal" officeooo:rsid="0032c6fe" style:font-weight-asian="normal" style:font-weight-complex="normal"/>
    </style:style>
    <style:style style:name="T24" style:family="text">
      <style:text-properties fo:font-weight="normal" officeooo:rsid="003830a9" style:font-weight-asian="normal" style:font-weight-complex="normal"/>
    </style:style>
    <style:style style:name="T25" style:family="text">
      <style:text-properties fo:font-weight="normal" style:font-size-asian="12pt" style:font-weight-asian="normal" style:font-weight-complex="normal"/>
    </style:style>
    <style:style style:name="T26" style:family="text">
      <style:text-properties officeooo:rsid="0018ae2b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8ae2b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79ca2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a2c16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b1753" style:font-size-asian="12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18ae2b" style:font-size-asian="12pt" style:font-weight-asian="normal" style:font-size-complex="12pt" style:font-weight-complex="normal"/>
    </style:style>
    <style:style style:name="T35" style:family="text">
      <style:text-properties fo:font-size="12pt" fo:font-style="italic" style:text-underline-style="none" fo:font-weight="normal" officeooo:rsid="0018ae2b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2pt" fo:font-style="italic" style:text-underline-style="none" fo:font-weight="normal" officeooo:rsid="00168129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italic" style:text-underline-style="none" officeooo:rsid="0018ae2b" style:font-size-asian="12pt" style:font-style-asian="italic" style:font-size-complex="12pt" style:font-style-complex="italic"/>
    </style:style>
    <style:style style:name="T3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officeooo:rsid="001ba10c" style:font-weight-asian="bold" style:font-weight-complex="bold"/>
    </style:style>
    <style:style style:name="T42" style:family="text">
      <style:text-properties style:text-underline-style="none" fo:font-weight="bold" officeooo:rsid="002267b0" style:font-weight-asian="bold" style:font-weight-complex="bold"/>
    </style:style>
    <style:style style:name="T43" style:family="text">
      <style:text-properties style:text-underline-style="none" officeooo:rsid="001ba10c"/>
    </style:style>
    <style:style style:name="T44" style:family="text">
      <style:text-properties style:font-name="Arial1" fo:font-size="24pt" style:font-size-asian="24pt" style:font-size-complex="24pt"/>
    </style:style>
    <style:style style:name="T45" style:family="text">
      <style:text-properties style:font-name="Arial1" fo:font-style="italic" style:text-underline-style="none" fo:font-weight="normal" officeooo:rsid="001ba10c" style:font-style-asian="italic" style:font-weight-asian="normal" style:font-style-complex="italic" style:font-weight-complex="normal"/>
    </style:style>
    <style:style style:name="T46" style:family="text">
      <style:text-properties style:font-name="Arial1" fo:font-style="italic" style:text-underline-style="none" fo:font-weight="normal" officeooo:rsid="001da0d0" style:font-style-asian="italic" style:font-weight-asian="normal" style:font-style-complex="italic" style:font-weight-complex="normal"/>
    </style:style>
    <style:style style:name="T47" style:family="text">
      <style:text-properties style:font-name="Arial1" fo:font-style="italic" style:text-underline-style="none" fo:font-weight="normal" officeooo:rsid="002267b0" style:font-style-asian="italic" style:font-weight-asian="normal" style:font-style-complex="italic" style:font-weight-complex="normal"/>
    </style:style>
    <style:style style:name="T48" style:family="text">
      <style:text-properties style:font-name="Arial1" fo:font-style="italic" style:text-underline-style="none" fo:font-weight="normal" officeooo:rsid="002faf28" style:font-style-asian="italic" style:font-weight-asian="normal" style:font-style-complex="italic" style:font-weight-complex="normal"/>
    </style:style>
    <style:style style:name="T49" style:family="text">
      <style:text-properties style:font-name="Arial1" fo:font-style="italic" style:text-underline-style="none" fo:font-weight="normal" officeooo:rsid="003444af" style:font-style-asian="italic" style:font-weight-asian="normal" style:font-style-complex="italic" style:font-weight-complex="normal"/>
    </style:style>
    <style:style style:name="T50" style:family="text">
      <style:text-properties style:font-name="Arial1" fo:font-weight="bold" officeooo:rsid="003830a9" style:font-size-asian="12pt" style:font-weight-asian="bold" style:font-size-complex="12pt" style:font-weight-complex="bold"/>
    </style:style>
    <style:style style:name="T51" style:family="text">
      <style:text-properties style:font-name="Arial1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2" style:family="text">
      <style:text-properties style:font-size-asian="12pt"/>
    </style:style>
    <style:style style:name="T53" style:family="text">
      <style:text-properties officeooo:rsid="003830a9" style:font-size-asian="12pt"/>
    </style:style>
    <style:style style:name="T54" style:family="text">
      <style:text-properties fo:color="#383d3c" fo:font-weight="normal" style:font-size-asian="12pt" style:font-weight-asian="normal" style:font-weight-complex="normal"/>
    </style:style>
    <style:style style:name="T55" style:family="text">
      <style:text-properties fo:color="#bf0041" style:text-underline-style="solid" style:text-underline-width="auto" style:text-underline-color="font-color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Controle Domótico </text:span><text:span text:style-name="T2">pelo</text:span><text:span text:style-name="T1"> Telegram</text:span><text:span text:style-name="T44"> </text:span></text:p>
      <text:p text:style-name="P3"/>
      <text:p text:style-name="P3"/>
      <text:p text:style-name="P3">Gabriel dos Reis Bispo de Morais – 201711796</text:p>
      <text:p text:style-name="P3"/>
      <text:p text:style-name="P3"/>
      <text:p text:style-name="P21">Descrição</text:p>
      <text:p text:style-name="P13"/>
      <text:p text:style-name="P13"/>
      <text:p text:style-name="P13"/>
      <text:p text:style-name="P4"><text:span text:style-name="T28">Esse projeto teve como objetivo simular um controle domótico utilizando o Telegram, que através de comandos enviados por mensagens a um Bot criado por mim, </text:span><text:span text:style-name="T29">que foi batizado de</text:span><text:span text:style-name="T34"> </text:span><text:a xlink:type="simple" xlink:href="http://t.me/Morais_Firstbot" text:style-name="Internet_20_link" text:visited-style-name="Visited_20_Internet_20_Link"><text:span text:style-name="T35">“</text:span></text:a><text:a xlink:type="simple" xlink:href="http://t.me/Morais_Firstbot" text:style-name="Internet_20_link" text:visited-style-name="Visited_20_Internet_20_Link"><text:span text:style-name="T37">GRobot</text:span></text:a><text:a xlink:type="simple" xlink:href="http://t.me/Morais_Firstbot" text:style-name="Internet_20_link" text:visited-style-name="Visited_20_Internet_20_Link"><text:span text:style-name="T35">”</text:span></text:a><text:span text:style-name="T33">,</text:span><text:span text:style-name="T28"> o Ardu</text:span><text:span text:style-name="T30">í</text:span><text:span text:style-name="T28">no consiga executar as ações definidas como, abrir o portão e acender a lâmpada.</text:span></text:p>
      <text:p text:style-name="P23"/>
      <text:p text:style-name="P24"/>
      <text:p text:style-name="P8">No desenvolvimento foi utilizado:</text:p>
      <text:p text:style-name="P24"/>
      <text:list xml:id="list90014602" text:style-name="L1">
        <text:list-item>
          <text:p text:style-name="P35"><text:a xlink:type="simple" xlink:href="https://nodejs.org/en/" text:style-name="Internet_20_link" text:visited-style-name="Visited_20_Internet_20_Link"><text:span text:style-name="T11">NodeJS</text:span></text:a></text:p>
        </text:list-item>
        <text:list-item>
          <text:p text:style-name="P35"><text:a xlink:type="simple" xlink:href="http://johnny-five.io/" text:style-name="Internet_20_link" text:visited-style-name="Visited_20_Internet_20_Link"><text:span text:style-name="T11">Jhonn-Five</text:span></text:a></text:p>
        </text:list-item>
        <text:list-item>
          <text:p text:style-name="P35"><text:a xlink:type="simple" xlink:href="https://firebase.google.com/" text:style-name="Internet_20_link" text:visited-style-name="Visited_20_Internet_20_Link"><text:span text:style-name="T11">Firebase</text:span></text:a></text:p>
        </text:list-item>
        <text:list-item>
          <text:p text:style-name="P35"><text:a xlink:type="simple" xlink:href="https://core.telegram.org/bots/api" text:style-name="Internet_20_link" text:visited-style-name="Visited_20_Internet_20_Link"><text:span text:style-name="T11">Telegram Bot API</text:span></text:a><text:span text:style-name="T27"> </text:span></text:p>
        </text:list-item>
      </text:list>
      <text:p text:style-name="P24"/>
      <text:p text:style-name="P23"/>
      <text:p text:style-name="P5"><text:span text:style-name="T28">Todo o projeto foi desenvolvido em JavaScript, inclusive a parte que realiza a comunicação com o Arduíno, </text:span><text:span text:style-name="T31">p</text:span><text:span text:style-name="T28">ara isso </text:span><text:span text:style-name="T29">inicialmente </text:span><text:span text:style-name="T28">utilizei a porta serial, </text:span><text:span text:style-name="T29">o </text:span><text:a xlink:type="simple" xlink:href="https://nodejs.org/en/" text:style-name="Internet_20_link" text:visited-style-name="Visited_20_Internet_20_Link"><text:span text:style-name="T12">NodeJS</text:span></text:a><text:span text:style-name="T28"> e uma biblioteca JS chamada </text:span><text:a xlink:type="simple" xlink:href="http://johnny-five.io/" text:style-name="Internet_20_link" text:visited-style-name="Visited_20_Internet_20_Link"><text:span text:style-name="T12">Jhonn-Five</text:span></text:a><text:span text:style-name="T13"> </text:span><text:span text:style-name="T29">que ficou responsável pela comunicação com o </text:span><text:span text:style-name="T31">A</text:span><text:span text:style-name="T29">rdu</text:span><text:span text:style-name="T31">í</text:span><text:span text:style-name="T29">no. <text:line-break/>Na parte da integração com o Bot utilizei </text:span><text:span text:style-name="T32">uma API própria</text:span><text:span text:style-name="T29"> </text:span><text:span text:style-name="T32">do Telegram chamada de </text:span><text:a xlink:type="simple" xlink:href="https://core.telegram.org/bots/api" text:style-name="Internet_20_link" text:visited-style-name="Visited_20_Internet_20_Link"><text:span text:style-name="T12">Telegram Bot API</text:span></text:a><text:span text:style-name="T29">, e o </text:span><text:a xlink:type="simple" xlink:href="https://firebase.google.com/" text:style-name="Internet_20_link" text:visited-style-name="Visited_20_Internet_20_Link"><text:span text:style-name="T12">Firebase</text:span></text:a><text:span text:style-name="T29"> para guardar o status de cada comando, assim proporciona </text:span><text:span text:style-name="T31">a</text:span><text:span text:style-name="T29">o usuário efetuar qualquer ação mesmo fora de casa, sem que o Arduíno se perca entre os eventos.</text:span></text:p>
      <text:p text:style-name="P25"/>
      <text:p text:style-name="P25"/>
      <text:p text:style-name="P8">Componentes utilizados:</text:p>
      <text:p text:style-name="P8"/>
      <text:list xml:id="list758150402" text:style-name="L2">
        <text:list-item>
          <text:p text:style-name="P36">Arduíno Nano</text:p>
        </text:list-item>
        <text:list-item>
          <text:p text:style-name="P38"><text:s/>Protoboard</text:p>
        </text:list-item>
      </text:list>
      <text:list xml:id="list2544222638" text:style-name="L3">
        <text:list-item>
          <text:p text:style-name="P39">Módulo Relé</text:p>
        </text:list-item>
        <text:list-item>
          <text:p text:style-name="P40">Servo Motor</text:p>
        </text:list-item>
        <text:list-item>
          <text:p text:style-name="P37"><text:span text:style-name="T9">L</text:span><text:span text:style-name="T3">âmpada </text:span></text:p>
        </text:list-item>
      </text:list>
      <text:p text:style-name="P41"/>
      <text:p text:style-name="P22"><text:span text:style-name="T4"><text:s/></text:span><text:span text:style-name="T5">Na parte dos componentes usei o </text:span><text:span text:style-name="T10">Servo Motor </text:span><text:span text:style-name="T5">para simular o portão, onde ele abr</text:span><text:span text:style-name="T6">e e fecha</text:span><text:span text:style-name="T5"> </text:span><text:span text:style-name="T7">um</text:span><text:span text:style-name="T5"> portão que foi confeccionado com papelão, o </text:span><text:span text:style-name="T10">Módulo Relé </text:span><text:span text:style-name="T5">foi utilizado para acionar a l</text:span><text:span text:style-name="T6">âmpada que por sua vez é ligada direto na tomada, e </text:span><text:span text:style-name="T7">esses eventos</text:span><text:span text:style-name="T6"> só </text:span><text:span text:style-name="T7">são</text:span><text:span text:style-name="T6"> acionad</text:span><text:span text:style-name="T7">os </text:span><text:span text:style-name="T6">quando </text:span><text:span text:style-name="T8">algum </text:span><text:span text:style-name="T6">comando </text:span><text:span text:style-name="T8">é</text:span><text:span text:style-name="T6"> enviado para o bot.</text:span></text:p>
      <text:p text:style-name="P42"/>
      <text:p text:style-name="P42"><text:soft-page-break/><text:s/></text:p>
      <text:p text:style-name="P18"><text:span text:style-name="T26">F</text:span>uncionamento</text:p>
      <text:p text:style-name="P8"/>
      <text:p text:style-name="P7"/>
      <text:p text:style-name="P7"/>
      <text:p text:style-name="P6"><text:span text:style-name="T29">C</text:span><text:span text:style-name="T28">om o chat do </text:span><text:a xlink:type="simple" xlink:href="http://t.me/Morais_Firstbot" text:style-name="Internet_20_link" text:visited-style-name="Visited_20_Internet_20_Link"><text:span text:style-name="T35">“</text:span></text:a><text:a xlink:type="simple" xlink:href="http://t.me/Morais_Firstbot" text:style-name="Internet_20_link" text:visited-style-name="Visited_20_Internet_20_Link"><text:span text:style-name="T37">Grobot</text:span></text:a><text:a xlink:type="simple" xlink:href="http://t.me/Morais_Firstbot" text:style-name="Internet_20_link" text:visited-style-name="Visited_20_Internet_20_Link"><text:span text:style-name="T35">”</text:span></text:a><text:span text:style-name="T36"> </text:span><text:span text:style-name="T38">basta digitar o seguinte comando para abrir o portão<text:tab/><text:line-break/><text:tab/></text:span><text:span text:style-name="T39">”</text:span><text:span text:style-name="T38">/</text:span><text:span text:style-name="T39">Grobot Abrir Portao!”</text:span></text:p>
      <text:p text:style-name="P29"/>
      <text:p text:style-name="P19"><text:span text:style-name="T45">Após essa mensagem ser enviada para o Bot, em seguida o status do portão lá dentro do Firebase que estava “close”, </text:span><text:span text:style-name="T48">mudará</text:span><text:span text:style-name="T45"> para “open”. Logo em seguida o ardu</text:span><text:span text:style-name="T46">í</text:span><text:span text:style-name="T45">no </text:span><text:span text:style-name="T49">buscará</text:span><text:span text:style-name="T45"> esse s</text:span><text:span text:style-name="T47">tatus</text:span><text:span text:style-name="T45"> que foi alterado </text:span><text:span text:style-name="T46">e </text:span><text:span text:style-name="T45">realizará a ação de abrir o portão.</text:span></text:p>
      <text:p text:style-name="P33"/>
      <text:p text:style-name="P33"/>
      <text:p text:style-name="P31">O mesmo acontece para o comando</text:p>
      <text:p text:style-name="P16"><text:span text:style-name="T40"><text:tab/> </text:span><text:span text:style-name="T41">”</text:span><text:span text:style-name="T43">/</text:span><text:span text:style-name="T41">Grobot Abrir Portao!” </text:span></text:p>
      <text:p text:style-name="P30"/>
      <text:p text:style-name="P14"><text:span text:style-name="T19">M</text:span><text:span text:style-name="T18">as dessa vez ele </text:span><text:span text:style-name="T20">mudará</text:span><text:span text:style-name="T18"> o status novamente para “close” e </text:span><text:span text:style-name="T22">realizará</text:span><text:span text:style-name="T18"> a ação de fechar o portão.</text:span></text:p>
      <text:p text:style-name="P34"/>
      <text:p text:style-name="P15"><text:span text:style-name="T18">Dentro desse mesmo cenário, para a lâmpada </text:span><text:span text:style-name="T23">funcionará</text:span><text:span text:style-name="T18"> da mesma maneira, diferenciando que o valor poderá estar “on” ou “off”.</text:span></text:p>
      <text:p text:style-name="P32"/>
      <text:p text:style-name="P15"><text:span text:style-name="T18">Para liga-</text:span><text:span text:style-name="T21">la </text:span><text:span text:style-name="T18">basta enviar a seguinte mensagem:</text:span></text:p>
      <text:p text:style-name="P17"><text:span text:style-name="T41"><text:tab/>”</text:span><text:span text:style-name="T43">/</text:span><text:span text:style-name="T41">Grobot <text:s/></text:span><text:span text:style-name="T42">Ligar Lampada</text:span><text:span text:style-name="T41">!” </text:span></text:p>
      <text:p text:style-name="P26"/>
      <text:p text:style-name="P9"><text:span text:style-name="T19">P</text:span><text:span text:style-name="T18">ara desligá-la apenas envie a mensagem abaixo:</text:span></text:p>
      <text:p text:style-name="P9"><text:span text:style-name="T18"><text:tab/></text:span><text:span text:style-name="T15">”</text:span><text:span text:style-name="T17">/</text:span><text:span text:style-name="T15">Grobot <text:s/></text:span><text:span text:style-name="T14">Desligar </text:span><text:span text:style-name="T16">Lampada</text:span><text:span text:style-name="T15">!” </text:span></text:p>
      <text:p text:style-name="P27"/>
      <text:p text:style-name="P26"/>
      <text:p text:style-name="P26"/>
      <text:p text:style-name="P28">Por fim, deixo o link do repositório onde está todo o código fonte desse projeto:</text:p>
      <text:p text:style-name="P11"><text:span text:style-name="T25"><text:tab/> </text:span><text:span text:style-name="T52">Repos</text:span><text:span text:style-name="T53">itório GitHub</text:span><text:span text:style-name="T25">:</text:span><text:span text:style-name="T54"> </text:span><text:a xlink:type="simple" xlink:href="https://github.com/gabrielbriks/IoT-ArduinoWithTelegram" text:style-name="Internet_20_link" text:visited-style-name="Visited_20_Internet_20_Link"><text:span text:style-name="T55">IoT-ArduinoWithTelegram</text:span></text:a></text:p>
      <text:p text:style-name="P28"/>
      <text:p text:style-name="P10"><text:span text:style-name="T24">Fico à disposição</text:span><text:span text:style-name="T18"> para </text:span><text:span text:style-name="T24">quaisquer </text:span><text:span text:style-name="T18">esclarecimentos, </text:span><text:span text:style-name="T24">dúvidas, opiniões, ideais e etc, nos seguintes canais:</text:span></text:p>
      <text:p text:style-name="P12"><text:span text:style-name="T52"><text:tab/>Email : </text:span><text:a xlink:type="simple" xlink:href="mailto:greis9010@gmail.com" text:style-name="Internet_20_link" text:visited-style-name="Visited_20_Internet_20_Link"><text:span text:style-name="T52">greis9010@gmail.com</text:span></text:a></text:p>
      <text:p text:style-name="P20"><text:span text:style-name="T50"><text:tab/>Linkedin: </text:span><text:a xlink:type="simple" xlink:href="https://www.linkedin.com/in/gabriel-reis-morais" text:style-name="Internet_20_link" text:visited-style-name="Visited_20_Internet_20_Link"><text:span text:style-name="T51">www.linkedin.com/in/gabriel-reis-morais</text:span></text:a></text:p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3T15:45:48.822000000</meta:creation-date>
    <dc:date>2019-12-03T20:08:03.124000000</dc:date>
    <meta:editing-duration>PT2H59M25S</meta:editing-duration>
    <meta:editing-cycles>15</meta:editing-cycles>
    <meta:generator>LibreOffice/6.3.3.2$Windows_X86_64 LibreOffice_project/a64200df03143b798afd1ec74a12ab50359878ed</meta:generator>
    <meta:document-statistic meta:table-count="0" meta:image-count="0" meta:object-count="0" meta:page-count="3" meta:paragraph-count="35" meta:word-count="395" meta:character-count="2430" meta:non-whitespace-character-count="2053"/>
  </office:meta>
</office:document-meta>
</file>